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4.3846in"/>
    </style:style>
    <style:style style:name="co4" style:family="table-column">
      <style:table-column-properties fo:break-before="auto" style:column-width="0.3799in"/>
    </style:style>
    <style:style style:name="co5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0.4055in"/>
    </style:style>
    <style:style style:name="co8" style:family="table-column">
      <style:table-column-properties fo:break-before="auto" style:column-width="1.1917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3563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2807in"/>
    </style:style>
    <style:style style:name="co15" style:family="table-column">
      <style:table-column-properties fo:break-before="auto" style:column-width="1.8008in"/>
    </style:style>
    <style:style style:name="co16" style:family="table-column">
      <style:table-column-properties fo:break-before="auto" style:column-width="1.2425in"/>
    </style:style>
    <style:style style:name="co17" style:family="table-column">
      <style:table-column-properties fo:break-before="auto" style:column-width="1.1146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3819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0398in"/>
    </style:style>
    <style:style style:name="co22" style:family="table-column">
      <style:table-column-properties fo:break-before="auto" style:column-width="1.5598in"/>
    </style:style>
    <style:style style:name="co23" style:family="table-column">
      <style:table-column-properties fo:break-before="auto" style:column-width="1.3693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7874in"/>
    </style:style>
    <style:style style:name="co26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2.1173in"/>
    </style:style>
    <style:style style:name="co29" style:family="table-column">
      <style:table-column-properties fo:break-before="auto" style:column-width="1.7244in"/>
    </style:style>
    <style:style style:name="co30" style:family="table-column">
      <style:table-column-properties fo:break-before="auto" style:column-width="1.5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6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5c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"/>
    <style:style style:name="ce26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bb6"/>
    </style:style>
    <style:style style:name="ce10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5c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22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manif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cal Space</text:p>
          </table:table-cell>
          <table:table-cell office:value-type="string" calcext:value-type="string">
            <text:p>Objects in space related to the planet</text:p>
          </table:table-cell>
        </table:table-row>
        <table:table-row table:style-name="ro1">
          <table:table-cell office:value-type="string" calcext:value-type="string">
            <text:p>Gavor</text:p>
          </table:table-cell>
          <table:table-cell office:value-type="string" calcext:value-type="string">
            <text:p>The planet</text:p>
          </table:table-cell>
        </table:table-row>
        <table:table-row table:style-name="ro1">
          <table:table-cell office:value-type="string" calcext:value-type="string">
            <text:p>Lurabar</text:p>
          </table:table-cell>
          <table:table-cell office:value-type="string" calcext:value-type="string">
            <text:p>A continent</text:p>
          </table:table-cell>
        </table:table-row>
        <table:table-row table:style-name="ro1">
          <table:table-cell office:value-type="string" calcext:value-type="string">
            <text:p>Saskantinon</text:p>
          </table:table-cell>
          <table:table-cell office:value-type="string" calcext:value-type="string">
            <text:p>A geographical and cultural region</text:p>
          </table:table-cell>
        </table:table-row>
        <table:table-row table:style-name="ro1">
          <table:table-cell office:value-type="string" calcext:value-type="string">
            <text:p>The Heliopticon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Borded Federation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Kahila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Outer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Southern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Weir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Border Lands</text:p>
          </table:table-cell>
          <table:table-cell office:value-type="string" calcext:value-type="string">
            <text:p>Neighboring geographical and cultural regions</text:p>
          </table:table-cell>
        </table:table-row>
      </table:table>
      <table:table table:name="Local Space" table:style-name="ta1">
        <table:table-column table:style-name="co4" table:default-cell-style-name="ce12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4" table:default-cell-style-name="ce2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1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astro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13" office:value-type="string" calcext:value-type="string">
            <text:p>d2_avg_dist_km</text:p>
          </table:table-cell>
          <table:table-cell table:style-name="ce13" office:value-type="string" calcext:value-type="string">
            <text:p>d2_min_dist_km</text:p>
          </table:table-cell>
          <table:table-cell table:style-name="ce13" office:value-type="string" calcext:value-type="string">
            <text:p>d2_max_dist_km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Agency Star Ship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table:formula="of:=[.I2]-([.I2]*0.35)" office:value-type="float" office:value="227.5" calcext:value-type="float">
            <text:p>228</text:p>
          </table:table-cell>
          <table:table-cell table:style-name="ce18" table:formula="of:=[.I2]+([.I2]*0.35)" office:value-type="float" office:value="472.5" calcext:value-type="float">
            <text:p>473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style-name="ce18" office:value-type="float" office:value="384000" calcext:value-type="float">
            <text:p>384,000</text:p>
          </table:table-cell>
          <table:table-cell table:style-name="ce18" table:formula="of:=[.I3]-([.I3]*0.0012)" office:value-type="float" office:value="383539.2" calcext:value-type="float">
            <text:p>383,539</text:p>
          </table:table-cell>
          <table:table-cell table:style-name="ce18" table:formula="of:=[.I3]+([.I3]*0.0012)" office:value-type="float" office:value="384460.8" calcext:value-type="float">
            <text:p>384,461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style-name="ce18" office:value-type="float" office:value="149600000" calcext:value-type="float">
            <text:p>149,600,000</text:p>
          </table:table-cell>
          <table:table-cell table:style-name="ce18" table:formula="of:=[.I4]-([.I4]*0.0167)" office:value-type="float" office:value="147101680" calcext:value-type="float">
            <text:p>147,101,680</text:p>
          </table:table-cell>
          <table:table-cell table:style-name="ce18" table:formula="of:=[.I4]+([.I4]*0.0167)" office:value-type="float" office:value="152098320" calcext:value-type="float">
            <text:p>152,098,320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planet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style-name="ce18" office:value-type="float" office:value="326000" calcext:value-type="float">
            <text:p>326,000</text:p>
          </table:table-cell>
          <table:table-cell table:style-name="ce18" table:formula="of:=[.I5]-([.I5]*0.0012)" office:value-type="float" office:value="325608.8" calcext:value-type="float">
            <text:p>325,609</text:p>
          </table:table-cell>
          <table:table-cell table:style-name="ce18" table:formula="of:=[.I5]+([.I5]*0.0012)" office:value-type="float" office:value="326391.2" calcext:value-type="float">
            <text:p>326,391</text:p>
          </table:table-cell>
          <table:table-cell/>
          <table:table-cell office:value-type="string" calcext:value-type="string">
            <text:p>synchronously orbits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Faton</text:p>
          </table:table-cell>
          <table:table-cell office:value-type="string" calcext:value-type="string">
            <text:p>sun</text:p>
          </table:table-cell>
          <table:table-cell table:number-columns-repeated="1012"/>
        </table:table-row>
        <table:table-row table:style-name="ro1" table:number-rows-repeated="5">
          <table:table-cell table:number-columns-repeated="1016"/>
        </table:table-row>
        <table:table-row table:style-name="ro1">
          <table:table-cell table:number-columns-repeated="4"/>
          <table:table-cell table:style-name="ce13"/>
          <table:table-cell table:style-name="ce15" table:number-columns-repeated="6"/>
          <table:table-cell table:number-columns-repeated="4"/>
          <table:table-cell table:style-name="ce15" table:number-columns-repeated="1001"/>
        </table:table-row>
        <table:table-row table:style-name="ro1" table:number-rows-repeated="6">
          <table:table-cell table:number-columns-repeated="1016"/>
        </table:table-row>
        <table:table-row table:style-name="ro1">
          <table:table-cell table:number-columns-repeated="13"/>
          <table:table-cell table:style-name="ce15"/>
          <table:table-cell table:number-columns-repeated="1002"/>
        </table:table-row>
        <table:table-row table:style-name="ro1" table:number-rows-repeated="1048556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Gavor" table:style-name="ta1">
        <table:table-column table:style-name="co4" table:default-cell-style-name="ce12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ce14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default-cell-style-name="ce23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001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geo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Greenstrand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Pentacros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Brico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ricot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Lura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rabar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Mudhoo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hook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Rikond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kondo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large island</text:p>
          </table:table-cell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unda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enstrand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Geller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entacross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Ko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Marshe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Lujah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Mudwe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Gorge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Ustado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Demo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Faro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Haze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v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Lam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Ony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Tydfu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ak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b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und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f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Demon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rsam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Wing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ellert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Yerix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zek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mm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jah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we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Ony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ydfu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ba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fo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rsamar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stadol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Yerix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world ocean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Lurabar" table:style-name="ta1">
        <office:forms form:automatic-focus="false" form:apply-design-mode="false"/>
        <table:table-column table:style-name="co4" table:default-cell-style-name="ce12"/>
        <table:table-column table:style-name="co5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geo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anz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Krbshna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gh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lyusha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omikol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unkinotto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skantino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sshew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bshnana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unkinos</text:p>
          </table:table-cell>
          <table:table-cell office:value-type="string" calcext:value-type="string">
            <text:p>mountains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Nottonos</text:p>
          </table:table-cell>
          <table:table-cell office:value-type="string" calcext:value-type="string">
            <text:p>mountains</text:p>
          </table:table-cell>
          <table:table-cell/>
          <table:table-cell table:style-name="ce13"/>
          <table:table-cell office:value-type="string" calcext:value-type="string">
            <text:p>feeds from / into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ocking Falls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Sallos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ani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abhakol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Freedom</text:p>
          </table:table-cell>
          <table:table-cell office:value-type="string" calcext:value-type="string">
            <text:p>mountai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Harvest</text:p>
          </table:table-cell>
          <table:table-cell office:value-type="string" calcext:value-type="string">
            <text:p>mountai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Hgar</text:p>
          </table:table-cell>
          <table:table-cell office:value-type="string" calcext:value-type="string">
            <text:p>mountain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askantinon" table:style-name="ta1"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route_ty</text:p>
          </table:table-cell>
          <table:table-cell table:style-name="ce11" office:value-type="string" calcext:value-type="string">
            <text:p>n_geo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uter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outhern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ir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Arql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 Federation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he Heliopticon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Bye Nye Waterw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Forest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Great Bar Can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orest of Tall Trees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Great Lake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Jookal Forest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Helioptic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abloo Forest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Borded Federati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Barbakal</text:p>
          </table:table-cell>
          <table:table-cell/>
          <table:table-cell office:value-type="string" calcext:value-type="string">
            <text:p>forest</text:p>
          </table:table-cell>
          <table:table-cell/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ahila Lands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Lake</text:p>
          </table:table-cell>
          <table:table-cell/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Oute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ke Mabhal</text:p>
          </table:table-cell>
          <table:table-cell/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outhern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Eelan</text:p>
          </table:table-cell>
          <table:table-cell/>
          <table:table-cell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i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The Great Ring Road</text:p>
          </table:table-cell>
          <table:table-cell office:value-type="string" calcext:value-type="string">
            <text:p>road</text:p>
          </table:table-cell>
          <table:table-cell table:number-columns-repeated="3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anze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Sett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ql Sea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allos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Nottonos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Great Ring Road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Ilyusha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omiko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feeds into / from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feeds into / from</text:p>
          </table:table-cell>
          <table:table-cell office:value-type="string" calcext:value-type="string">
            <text:p>Lake Mabhal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 table:number-rows-repeated="1048546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The Heliopticon" table:style-name="ta1"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Holly Temple</text:p>
          </table:table-cell>
          <table:table-cell office:value-type="string" calcext:value-type="string">
            <text:p>bank, school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ower of Faton</text:p>
          </table:table-cell>
          <table:table-cell office:value-type="string" calcext:value-type="string">
            <text:p>bank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Fatonarak</text:p>
          </table:table-cell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atonigol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infaweshw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tress of Fir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ghilamak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l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Vollapara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 Woods</text:p>
          </table:table-cell>
          <table:table-cell/>
          <table:table-cell office:value-type="string" calcext:value-type="string">
            <text:p>province</text:p>
          </table:table-cell>
          <table:table-cell table:style-name="ce13"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Rutonijal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ibar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ivákal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k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onij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otriz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Tabloonque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abloonqu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shquahoe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dú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ig Tree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Fortress of Fir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ytoo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Helioh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ádika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Ing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eliohla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ocking Fall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nga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Ingar</text:p>
          </table:table-cell>
          <table:table-cell office:value-type="string" calcext:value-type="string">
            <text:p>Great Holly Templ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ivákala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Fatonar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j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Jivákala To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haliro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Vollapa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ixr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ookal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uuj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Qur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óni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Finfaweshw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tanb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wo Trees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Norgldú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Pavanarune</text:p>
          </table:table-cell>
          <table:table-cell office:value-type="string" calcext:value-type="string">
            <text:p>Pavanarune To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Rutóni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Big Tre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Forest of Tall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Two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Khaliro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Qur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Sungyte To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 Toon</text:p>
          </table:table-cell>
          <table:table-cell office:value-type="string" calcext:value-type="string">
            <text:p>Tower of Fa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eshquahoe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rytoo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Fatonig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Kaghilama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Stanb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Tabloo Fores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0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rded Federation" table:style-name="ta1">
        <table:table-column table:style-name="co4" table:default-cell-style-name="ce12"/>
        <table:table-column table:style-name="co5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Tower of Mabhakol</text:p>
          </table:table-cell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Camp Borda</text:p>
          </table:table-cell>
          <table:table-cell/>
          <table:table-cell office:value-type="string" calcext:value-type="string">
            <text:p>military bas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iganalupá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knott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lofo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et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 Tow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abh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Oknott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 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i Hills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Mount 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Bee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Camp Bord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abhakol</text:p>
          </table:table-cell>
          <table:table-cell office:value-type="string" calcext:value-type="string">
            <text:p>Great Tower of 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ed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allos Hi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 table:number-rows-repeated="104853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Kahila Lands" table:style-name="ta1"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The Barba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yaghold</text:p>
          </table:table-cell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okilly</text:p>
          </table:table-cell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Brokilly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Iyaghold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 table:number-rows-repeated="5"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table:number-columns-repeated="1002"/>
        </table:table-row>
        <table:table-row table:style-name="ro1" table:number-rows-repeated="104855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Outer Lands" table:style-name="ta1"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he Night Hall</text:p>
          </table:table-cell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balbes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ye Lands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nes of By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mari Is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qt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yenung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rill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lar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ye</text:p>
          </table:table-cell>
          <table:table-cell/>
          <table:table-cell office:value-type="string" calcext:value-type="string">
            <text:p>town</text:p>
          </table:table-cell>
          <table:table-cell table:style-name="ce13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abloonque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hantytown</text:p>
          </table:table-cell>
          <table:table-cell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Arql Marsh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Barq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Shanty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Morill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Selar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Nye Lands</text:p>
          </table:table-cell>
          <table:table-cell office:value-type="string" calcext:value-type="string">
            <text:p>W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Byenung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he Night Hal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 table:number-rows-repeated="104854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outhern Lands" table:style-name="ta1">
        <office:forms form:automatic-focus="false" form:apply-design-mode="false"/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Star Gazers Academy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arann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ttaru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 Community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ur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catterling</text:p>
          </table:table-cell>
          <table:table-cell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Kur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</text:p>
          </table:table-cell>
          <table:table-cell office:value-type="string" calcext:value-type="string">
            <text:p>Star Gazers Academy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 Community</text:p>
          </table:table-cell>
          <table:table-cell office:value-type="string" calcext:value-type="string">
            <text:p>Scatterling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 Community</text:p>
          </table:table-cell>
          <table:table-cell office:value-type="string" calcext:value-type="string">
            <text:p>Terpinol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Weir Lands" table:style-name="ta1">
        <table:table-column table:style-name="co4" table:default-cell-style-name="ce12"/>
        <table:table-column table:style-name="co5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number-columns-repeated="2" table:default-cell-style-name="Default"/>
        <table:table-column table:style-name="co29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Mistral Tower</text:p>
          </table:table-cell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alm of the Empafarasi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essalag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igh Wei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ow Wei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High Wei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istral Towe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ount Hgar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Low Weir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Freedom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Harves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5"/>
          <table:table-cell table:number-columns-repeated="1002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rder Lands" table:style-name="ta1">
        <table:table-column table:style-name="co4" table:default-cell-style-name="ce12"/>
        <table:table-column table:style-name="co5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7" table:default-cell-style-name="ce14"/>
        <table:table-column table:style-name="co15" table:number-columns-repeated="2" table:default-cell-style-name="Default"/>
        <table:table-column table:style-name="co26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geo_pol_ty</text:p>
          </table:table-cell>
          <table:table-cell table:style-name="ce11" office:value-type="string" calcext:value-type="string">
            <text:p>n_cultura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Forgh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Wesshewen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Realm of the Empafarasi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Remari Islands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50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1" table:target-range-address="'Local Space'.F2:'Local Space'.K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Gavor.B2:Gavor.D4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3" table:target-range-address="Lurabar.G2:Lurabar.I1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Saskantinon.B2:Saskantinon.F19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5" table:target-range-address="'The Heliopticon'.G2:'The Heliopticon'.I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'Borded Federation'.G2:'Borded Federation'.I3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7" table:target-range-address="'Kahila Lands'.F3:'Kahila Lands'.H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'Outer Lands'.G2:'Outer Lands'.I3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9" table:target-range-address="'Southern Lands'.G2:'Southern Lands'.I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0" table:target-range-address="'Weir Lands'.G2:'Weir Lands'.I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1" table:target-range-address="'Border Lands'.G2:'Border Lands'.I2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8:24:24.592590736</meta:creation-date>
    <dc:date>2022-06-26T16:10:12.993339104</dc:date>
    <meta:editing-duration>P1DT9H6M48S</meta:editing-duration>
    <meta:editing-cycles>214</meta:editing-cycles>
    <meta:generator>LibreOffice/7.3.4.2$Linux_X86_64 LibreOffice_project/30$Build-2</meta:generator>
    <meta:document-statistic meta:table-count="12" meta:cell-count="1518" meta:object-count="0"/>
  </office:meta>
</office:document-meta>
</file>